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5.8465in" svg:height="8.2681in" draw:z-index="0">
        <draw:text-box>
          <text:section text:style-name="Sect1" text:name="MasterLabel">
            <text:p text:style-name="Standard"><text:database-display text:table-name="biblio" text:table-type="table" text:column-name="Identifier" text:database-name="Bibliography">&lt;Identifier&gt;</text:database-display> <text:database-next text:table-name="biblio" text:table-type="table" text:condition="ooow:TRUE" text:database-name="Bibliography"/></text:p>
          </text:section>
        </draw:text-box>
      </draw:frame>
      <draw:frame draw:style-name="fr1" draw:name="Frame2" text:anchor-type="page" text:anchor-page-number="1" svg:x="5.8465in" svg:y="0in" svg:width="5.8465in" svg:height="8.2681in" draw:z-index="1">
        <draw:text-box>
          <text:section text:style-name="Sect1" text:name="Section1" text:protected="true">
            <text:section-source text:section-name="MasterLabel"/>
            <text:p text:style-name="Standard"><text:database-display text:table-name="biblio" text:table-type="table" text:column-name="Identifier" text:database-name="Bibliography">&lt;Identifier&gt;</text:database-display> <text:database-next text:table-name="biblio" text:table-type="table" text:condition="ooow:TRUE" text:database-name="Bibliography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5.8465in" svg:height="8.268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1:21:34.836802303</meta:creation-date>
    <dc:date>2016-03-18T18:03:05.281855828</dc:date>
    <meta:editing-duration>PT3M10S</meta:editing-duration>
    <meta:editing-cycles>2</meta:editing-cycles>
    <meta:generator>LibreOffice/5.2.0.0.alpha0$Linux_X86_64 LibreOffice_project/85510c839e2d87806c8b715ff8eaf845e2796f59</meta:generator>
    <meta:document-statistic meta:table-count="0" meta:image-count="0" meta:object-count="0" meta:page-count="1" meta:paragraph-count="2" meta:word-count="2" meta:character-count="26" meta:non-whitespace-character-count="24"/>
  </office:meta>
</office:document-meta>
</file>